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line-distance="2.766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 draw:line-distance="3.1cm" draw:placing="below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75cm" fo:min-width="0cm"/>
    </style:style>
    <style:style style:name="gr5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17.75cm" fo:min-width="0cm" draw:shadow-opacity="30%"/>
    </style:style>
    <style:style style:name="gr6" style:family="graphic" style:parent-style-name="standard">
      <style:graphic-properties draw:stroke="solid" draw:stroke-dash="Fine_20_Dashed" svg:stroke-color="#000000" draw:fill="none" draw:fill-hatch-solid="false" draw:opacity="100%" draw:textarea-horizontal-align="justify" draw:textarea-vertical-align="middle" draw:auto-grow-height="false" fo:min-height="17.75cm" fo:min-width="6.8cm" draw:shadow-opacity="100%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measure">
      <style:graphic-properties draw:textarea-vertical-align="middle" draw:line-distance="0.5cm"/>
    </style:style>
    <style:style style:name="gr9" style:family="graphic" style:parent-style-name="standard">
      <style:graphic-properties svg:stroke-color="#000000" draw:fill="hatch" draw:fill-hatch-name="Black_20_45_20_Degrees" draw:fill-hatch-solid="false" draw:opacity="50%" draw:textarea-horizontal-align="justify" draw:textarea-vertical-align="middle" draw:auto-grow-height="false" fo:min-height="17.75cm" fo:min-width="0.5cm" draw:shadow-opacity="50%"/>
    </style:style>
    <style:style style:name="gr10" style:family="graphic" style:parent-style-name="standard">
      <style:graphic-properties svg:stroke-color="#000000" draw:fill="hatch" draw:fill-hatch-name="Black_20_45_20_Degrees" draw:fill-hatch-solid="false" draw:opacity="50%" draw:textarea-horizontal-align="justify" draw:textarea-vertical-align="middle" draw:auto-grow-height="false" fo:min-height="17.742cm" fo:min-width="0.5cm" draw:shadow-opacity="50%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measure" style:list-style-name="L1">
      <style:graphic-properties draw:textarea-vertical-align="middle" draw:line-distance="2.766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hatch-name="Black_20_45_20_Degrees" draw:fill-hatch-solid="false" draw:opacity="30%"/>
      <style:paragraph-properties fo:text-align="center"/>
    </style:style>
    <style:style style:name="P6" style:family="paragraph">
      <loext:graphic-properties draw:fill="none" draw:fill-hatch-solid="false" draw:opacity="10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hatch" draw:fill-hatch-name="Black_20_45_20_Degrees" draw:fill-hatch-solid="false" draw:opacity="5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layout" svg:x1="9.1cm" svg:y1="8.9cm" svg:x2="16.4cm" svg:y2="8.9cm">
          <text:p text:style-name="P1"><text:span text:style-name="T1"><text:measure text:kind="gap"/></text:span><text:span text:style-name="T1"><text:measure text:kind="value">7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9.1cm" svg:y1="9.8cm" svg:x2="10.1cm" svg:y2="9.8cm">
          <text:p text:style-name="P2"><text:span text:style-name="T1"><text:measure text:kind="gap"/></text:span><text:span text:style-name="T1"><text:measure text:kind="value">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1" draw:layer="layout" svg:x1="15.9cm" svg:y1="27.7cm" svg:x2="15.8cm" svg:y2="9.7cm">
          <text:p text:style-name="P1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4" draw:layer="layout" svg:width="0.2cm" svg:height="18cm" svg:x="22.2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18cm" svg:x="22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3cm" svg:height="18cm" svg:x="9.1cm" svg:y="9.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5cm" svg:height="1.1cm" svg:x="12cm" svg:y="17cm">
          <draw:text-box>
            <text:p>Türe</text:p>
          </draw:text-box>
        </draw:frame>
        <draw:measure draw:style-name="gr2" draw:text-style-name="P3" draw:layer="layout" svg:x1="14.501cm" svg:y1="9.764cm" svg:x2="15.501cm" svg:y2="9.764cm">
          <text:p text:style-name="P2"><text:span text:style-name="T1"><text:measure text:kind="gap"/></text:span><text:span text:style-name="T1"><text:measure text:kind="value">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2" draw:layer="layout" svg:x1="16.4cm" svg:y1="11.5cm" svg:x2="15.5cm" svg:y2="11.5cm">
          <text:p text:style-name="P2"><text:span text:style-name="T1"><text:measure text:kind="gap"/></text:span><text:span text:style-name="T1"><text:measure text:kind="value">9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9" draw:text-style-name="P8" draw:layer="layout" svg:width="1cm" svg:height="18cm" svg:x="9.1cm" svg:y="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cm" svg:height="18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7.992cm" draw:transform="skewX (-0.186750229963393) translate (10.106cm 9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7.3cm" svg:height="2.384cm" svg:x="2.2cm" svg:y="27.216cm">
          <draw:text-box>
            <text:p>Unten: Bretter bündig abschließen lassen</text:p>
          </draw:text-box>
        </draw:frame>
        <draw:frame draw:style-name="gr11" draw:text-style-name="P7" draw:layer="layout" svg:width="6.9cm" svg:height="2.384cm" svg:x="2.2cm" svg:y="9.516cm">
          <draw:text-box>
            <text:p>Oben: Bretter müssen nicht bündig abschließen</text:p>
          </draw:text-box>
        </draw:frame>
        <draw:measure draw:style-name="gr12" draw:text-style-name="P1" draw:layer="layout" svg:x1="9.1cm" svg:y1="9.7cm" svg:x2="15.5cm" svg:y2="9.7cm">
          <text:p text:style-name="P1"><text:span text:style-name="T1"><text:measure text:kind="gap"/></text:span><text:span text:style-name="T1"><text:measure text:kind="value">6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5T21:02:14.026059192</dc:date>
    <dc:creator>christian </dc:creator>
    <meta:editing-duration>PT37M38S</meta:editing-duration>
    <meta:editing-cycles>10</meta:editing-cycles>
    <meta:generator>LibreOffice/5.0.3.2$Linux_X86_64 LibreOffice_project/00m0$Build-2</meta:generator>
    <meta:document-statistic meta:object-count="15"/>
  </office:meta>
</office:document-meta>
</file>